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687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3.54541666666667cm" style:use-optimal-column-width="true"/>
    </style:style>
    <style:style style:name="co10" style:family="table-column">
      <style:table-column-properties fo:break-before="auto" style:column-width="4.94770833333333cm" style:use-optimal-column-width="true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3.96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nsors_Wo_CO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17" table:formula="of:=SUM([.D2:.D21])" table:style-name="ce1">
            <text:p>17</text:p>
          </table:table-cell>
          <table:table-cell office:value-type="float" office:value="23" table:formula="of:=SUM([.E2:.E21])" table:style-name="ce1">
            <text:p>23</text:p>
          </table:table-cell>
          <table:table-cell office:value-type="float" office:value="11" table:formula="of:=SUM([.F2:.F21])" table:style-name="ce1">
            <text:p>11</text:p>
          </table:table-cell>
          <table:table-cell office:value-type="float" office:value="1" table:formula="of:=SUM([.G2:.G21])" table:style-name="ce1">
            <text:p>1</text:p>
          </table:table-cell>
          <table:table-cell office:value-type="float" office:value="11" table:formula="of:=SUM([.H2:.H21])" table:style-name="ce1">
            <text:p>11</text:p>
          </table:table-cell>
          <table:table-cell office:value-type="float" office:value="19" table:formula="of:=SUM([.I2:.I21])" table:style-name="ce1">
            <text:p>19</text:p>
          </table:table-cell>
          <table:table-cell office:value-type="float" office:value="0" table:formula="of:=SUM([.J2:.J21])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rice/pc</text:p>
          </table:table-cell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ZK total</text:p>
          </table:table-cell>
          <table:table-cell office:value-type="float" office:value="2310.1469999999999" table:formula="of:=[.D24]*[.D22]" table:style-name="ce1">
            <text:p>2310,147</text:p>
          </table:table-cell>
          <table:table-cell office:value-type="float" office:value="1423.8356999999999" table:formula="of:=[.E24]*[.E22]" table:style-name="ce1">
            <text:p>1423,8357</text:p>
          </table:table-cell>
          <table:table-cell office:value-type="float" office:value="847.05389999999989" table:formula="of:=[.F24]*[.F22]" table:style-name="ce1">
            <text:p>847,0539</text:p>
          </table:table-cell>
          <table:table-cell office:value-type="float" office:value="60.144350000000003" table:formula="of:=[.G24]*[.G22]" table:style-name="ce1">
            <text:p>60,14435</text:p>
          </table:table-cell>
          <table:table-cell office:value-type="float" office:value="2970" table:formula="of:=[.H24]*[.H22]" table:style-name="ce1">
            <text:p>2970</text:p>
          </table:table-cell>
          <table:table-cell office:value-type="float" office:value="388.14093000000003" table:formula="of:=[.I24]*[.I22]" table:style-name="ce1">
            <text:p>388,14093</text:p>
          </table:table-cell>
          <table:table-cell office:value-type="float" office:value="0" table:formula="of:=[.J24]*[.J22]" table:style-name="ce1">
            <text:p>0</text:p>
          </table:table-cell>
          <table:table-cell office:value-type="float" office:value="7999.3218799999995" table:formula="of:=SUM([.D25:.J25])" table:style-name="ce1">
            <text:p>7999,32188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ensors_Incl_CO2" table:style-name="ta2"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HC-SR501</text:p>
          </table:table-cell>
          <table:table-cell office:value-type="string" table:style-name="ce1">
            <text:p>DS18B20 3m</text:p>
          </table:table-cell>
          <table:table-cell office:value-type="string" table:style-name="ce1">
            <text:p>DS18B20 5m</text:p>
          </table:table-cell>
          <table:table-cell office:value-type="string" table:style-name="ce1">
            <text:p>TSL2591</text:p>
          </table:table-cell>
          <table:table-cell office:value-type="string" table:style-name="ce1">
            <text:p>Magnetic door sensor</text:p>
          </table:table-cell>
          <table:table-cell office:value-type="string" table:style-name="ce1">
            <text:p>SCD41</text:p>
          </table:table-cell>
          <table:table-cell office:value-type="string" table:style-name="ce1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office:value-type="float" office:value="6.34" table:style-name="ce1">
            <text:p>6,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43.14" table:style-name="ce1">
            <text:p>43,1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8.17" table:style-name="ce1">
            <text:p>8,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office:value-type="float" office:value="5.65" table:style-name="ce1">
            <text:p>5,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2.16" table:style-name="ce1">
            <text:p>12,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2.15" table:style-name="ce1">
            <text:p>12,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office:value-type="float" office:value="2.12" table:style-name="ce1">
            <text:p>2,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0.039999999999999" table:style-name="ce1">
            <text:p>10,0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office:value-type="float" office:value="2.33" table:style-name="ce1">
            <text:p>2,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office:value-type="float" office:value="6.23" table:style-name="ce1">
            <text:p>6,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office:value-type="float" office:value="1.2" table:style-name="ce1">
            <text:p>1,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office:value-type="float" office:value="14.62" table:style-name="ce1">
            <text:p>14,6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office:value-type="float" office:value="5.83" table:style-name="ce1">
            <text:p>5,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office:value-type="float" office:value="6.21" table:style-name="ce1">
            <text:p>6,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27.66" table:style-name="ce1">
            <text:p>27,6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office:value-type="float" office:value="5.05" table:style-name="ce1">
            <text:p>5,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office:value-type="float" office:value="3.79" table:style-name="ce1">
            <text:p>3,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21.78" table:style-name="ce1">
            <text:p>21,7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12" table:formula="of:=SUM([.D2:.D21])" table:style-name="ce1">
            <text:p>12</text:p>
          </table:table-cell>
          <table:table-cell office:value-type="float" office:value="23" table:formula="of:=SUM([.E2:.E21])" table:style-name="ce1">
            <text:p>23</text:p>
          </table:table-cell>
          <table:table-cell office:value-type="float" office:value="11" table:formula="of:=SUM([.F2:.F21])" table:style-name="ce1">
            <text:p>11</text:p>
          </table:table-cell>
          <table:table-cell office:value-type="float" office:value="1" table:formula="of:=SUM([.G2:.G21])" table:style-name="ce1">
            <text:p>1</text:p>
          </table:table-cell>
          <table:table-cell office:value-type="float" office:value="12" table:formula="of:=SUM([.H2:.H21])" table:style-name="ce1">
            <text:p>12</text:p>
          </table:table-cell>
          <table:table-cell office:value-type="float" office:value="19" table:formula="of:=SUM([.I2:.I21])" table:style-name="ce1">
            <text:p>19</text:p>
          </table:table-cell>
          <table:table-cell office:value-type="float" office:value="9" table:formula="of:=SUM([.J2:.J21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35.89099999999999" table:formula="of:=[Sensors_list.F2]" table:style-name="ce1">
            <text:p>135,891</text:p>
          </table:table-cell>
          <table:table-cell office:value-type="float" office:value="61.905899999999995" table:formula="of:=[Sensors_list.F3]" table:style-name="ce1">
            <text:p>61,9059</text:p>
          </table:table-cell>
          <table:table-cell office:value-type="float" office:value="77.004899999999992" table:formula="of:=[Sensors_list.F4]" table:style-name="ce1">
            <text:p>77,0049</text:p>
          </table:table-cell>
          <table:table-cell office:value-type="float" office:value="60.144350000000003" table:formula="of:=[Sensors_list.F5]" table:style-name="ce1">
            <text:p>60,14435</text:p>
          </table:table-cell>
          <table:table-cell office:value-type="float" office:value="270" table:style-name="ce1">
            <text:p>270</text:p>
          </table:table-cell>
          <table:table-cell office:value-type="float" office:value="20.428470000000001" table:formula="of:=[Sensors_list.F8]" table:style-name="ce1">
            <text:p>20,42847</text:p>
          </table:table-cell>
          <table:table-cell office:value-type="float" office:value="478.88995" table:formula="of:=[Sensors_list.F7]" table:style-name="ce1">
            <text:p>478,88995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1630.692" table:formula="of:=[.D24]*[.D22]" table:style-name="ce1">
            <text:p>1630,692</text:p>
          </table:table-cell>
          <table:table-cell office:value-type="float" office:value="1423.8356999999999" table:formula="of:=[.E24]*[.E22]" table:style-name="ce1">
            <text:p>1423,8357</text:p>
          </table:table-cell>
          <table:table-cell office:value-type="float" office:value="847.05389999999989" table:formula="of:=[.F24]*[.F22]" table:style-name="ce1">
            <text:p>847,0539</text:p>
          </table:table-cell>
          <table:table-cell office:value-type="float" office:value="60.144350000000003" table:formula="of:=[.G24]*[.G22]" table:style-name="ce1">
            <text:p>60,14435</text:p>
          </table:table-cell>
          <table:table-cell office:value-type="float" office:value="3240" table:formula="of:=[.H24]*[.H22]" table:style-name="ce1">
            <text:p>3240</text:p>
          </table:table-cell>
          <table:table-cell office:value-type="float" office:value="388.14093000000003" table:formula="of:=[.I24]*[.I22]" table:style-name="ce1">
            <text:p>388,14093</text:p>
          </table:table-cell>
          <table:table-cell office:value-type="float" office:value="4310.0095499999998" table:formula="of:=[.J24]*[.J22]" table:style-name="ce1">
            <text:p>4310,00955</text:p>
          </table:table-cell>
          <table:table-cell office:value-type="float" office:value="11899.87643" table:formula="of:=SUM([.D25:.J25])" table:style-name="ce1">
            <text:p>11899,87643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ensors_list" table:style-name="ta2"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enzor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Marking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Price Orig</text:p>
          </table:table-cell>
          <table:table-cell office:value-type="string" table:style-name="ce1">
            <text:p>Price CZK</text:p>
          </table:table-cell>
          <table:table-cell table:number-columns-repeated="2" table:style-name="ce1"/>
          <table:table-cell office:value-type="string" table:style-name="ce1">
            <text:p>Ex ra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HT22</text:p>
          </table:table-cell>
          <table:table-cell office:value-type="string" table:style-name="ce1">
            <text:p>Tepmperature + humidity</text:p>
          </table:table-cell>
          <table:table-cell office:value-type="string" table:style-name="ce1">
            <text:p>STXXXX, SHXXXX</text:p>
          </table:table-cell>
          <table:table-cell office:value-type="string" table:style-name="ce1">
            <text:p>EUR</text:p>
          </table:table-cell>
          <table:table-cell office:value-type="float" office:value="5.4" table:style-name="ce1">
            <text:p>5,4</text:p>
          </table:table-cell>
          <table:table-cell office:value-type="float" office:value="135.89099999999999" table:formula="of:=[.E2]*[.$I$3]" table:style-name="ce1">
            <text:p>135,891</text:p>
          </table:table-cell>
          <table:table-cell table:style-name="ce1"/>
          <table:table-cell office:value-type="string" table:style-name="ce1">
            <text:p>PLN</text:p>
          </table:table-cell>
          <table:table-cell office:value-type="float" office:value="5.82" table:style-name="ce1">
            <text:p>5,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C-SR501</text:p>
          </table:table-cell>
          <table:table-cell office:value-type="string" table:style-name="ce1">
            <text:p>PIR</text:p>
          </table:table-cell>
          <table:table-cell office:value-type="string" table:style-name="ce1">
            <text:p>SPXXXX</text:p>
          </table:table-cell>
          <table:table-cell office:value-type="string" table:style-name="ce1">
            <text:p>EUR</text:p>
          </table:table-cell>
          <table:table-cell office:value-type="float" office:value="2.46" table:style-name="ce1">
            <text:p>2,46</text:p>
          </table:table-cell>
          <table:table-cell office:value-type="float" office:value="61.905899999999995" table:formula="of:=[.E3]*[.$I$3]" table:style-name="ce1">
            <text:p>61,9059</text:p>
          </table:table-cell>
          <table:table-cell table:style-name="ce1"/>
          <table:table-cell office:value-type="string" table:style-name="ce1">
            <text:p>EUR</text:p>
          </table:table-cell>
          <table:table-cell office:value-type="float" office:value="25.164999999999999" table:style-name="ce1">
            <text:p>25,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3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3.06" table:style-name="ce1">
            <text:p>3,06</text:p>
          </table:table-cell>
          <table:table-cell office:value-type="float" office:value="77.004899999999992" table:formula="of:=[.E4]*[.$I$3]" table:style-name="ce1">
            <text:p>77,0049</text:p>
          </table:table-cell>
          <table:table-cell table:style-name="ce1"/>
          <table:table-cell office:value-type="string" table:style-name="ce1">
            <text:p>USD</text:p>
          </table:table-cell>
          <table:table-cell office:value-type="float" office:value="23.481000000000002" table:style-name="ce1">
            <text:p>23,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18B20 5m</text:p>
          </table:table-cell>
          <table:table-cell office:value-type="string" table:style-name="ce1">
            <text:p>Floor temperature</text:p>
          </table:table-cell>
          <table:table-cell office:value-type="string" table:style-name="ce1">
            <text:p>SFXXXX</text:p>
          </table:table-cell>
          <table:table-cell office:value-type="string" table:style-name="ce1">
            <text:p>EUR</text:p>
          </table:table-cell>
          <table:table-cell office:value-type="float" office:value="2.39" table:style-name="ce1">
            <text:p>2,39</text:p>
          </table:table-cell>
          <table:table-cell office:value-type="float" office:value="60.144350000000003" table:formula="of:=[.E5]*[.$I$3]" table:style-name="ce1">
            <text:p>60,144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SL2591</text:p>
          </table:table-cell>
          <table:table-cell office:value-type="string" table:style-name="ce1">
            <text:p>Light intensity</text:p>
          </table:table-cell>
          <table:table-cell office:value-type="string" table:style-name="ce1">
            <text:p>SLXXXX</text:p>
          </table:table-cell>
          <table:table-cell office:value-type="string" table:style-name="ce1">
            <text:p>EUR</text:p>
          </table:table-cell>
          <table:table-cell office:value-type="float" office:value="9.06" table:style-name="ce1">
            <text:p>9,06</text:p>
          </table:table-cell>
          <table:table-cell office:value-type="float" office:value="227.9949" table:formula="of:=[.E6]*[.$I$3]" table:style-name="ce1">
            <text:p>227,99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CD41</text:p>
          </table:table-cell>
          <table:table-cell office:value-type="string" table:style-name="ce1">
            <text:p>CO2 + temperature + humidity</text:p>
          </table:table-cell>
          <table:table-cell office:value-type="string" table:style-name="ce1">
            <text:p>STXXXX, SHXXXX, SAXXXX</text:p>
          </table:table-cell>
          <table:table-cell office:value-type="string" table:style-name="ce1">
            <text:p>EUR</text:p>
          </table:table-cell>
          <table:table-cell office:value-type="float" office:value="19.03" table:style-name="ce1">
            <text:p>19,03</text:p>
          </table:table-cell>
          <table:table-cell office:value-type="float" office:value="478.88995" table:formula="of:=[.E7]*[.I3]" table:style-name="ce1">
            <text:p>478,88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gnetic door sensor</text:p>
          </table:table-cell>
          <table:table-cell office:value-type="string" table:style-name="ce1">
            <text:p>Door/window open</text:p>
          </table:table-cell>
          <table:table-cell office:value-type="string" table:style-name="ce1">
            <text:p>SDXXXX</text:p>
          </table:table-cell>
          <table:table-cell office:value-type="string" table:style-name="ce1">
            <text:p>EUR</text:p>
          </table:table-cell>
          <table:table-cell office:value-type="float" office:value="0.87" table:style-name="ce1">
            <text:p>0,87</text:p>
          </table:table-cell>
          <table:table-cell office:value-type="float" office:value="20.428470000000001" table:formula="of:=[.E8]*[.I4]" table:style-name="ce1">
            <text:p>20,42847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Lights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ockets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utters" table:style-name="ta2">
        <table:table-column table:style-name="co4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shutter button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ala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enní místnos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racovna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hodba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okoj 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okoj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Šatna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Ložnic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Koupelna II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oupelna I</text:p>
          </table:table-cell>
          <table:table-cell table:number-columns-repeated="16382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C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ílna</text:p>
          </table:table-cell>
          <table:table-cell table:number-columns-repeated="16382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klad</text:p>
          </table:table-cell>
          <table:table-cell table:number-columns-repeated="16382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Galerie</text:p>
          </table:table-cell>
          <table:table-cell table:number-columns-repeated="16382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racovna 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Šatna</text:p>
          </table:table-cell>
          <table:table-cell table:number-columns-repeated="16382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koupelna</text:p>
          </table:table-cell>
          <table:table-cell table:number-columns-repeated="16382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chnologie</text:p>
          </table:table-cell>
          <table:table-cell table:number-columns-repeated="16382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Her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00</text:p>
          </table:table-cell>
          <table:table-cell office:value-type="string" table:style-name="ce1">
            <text:p>Outdoo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8" table:formula="of:=SUM([.C2:.C20])" table:style-name="ce1">
            <text:p>8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Sensors_Incl_CO2.A1:Sensors_Incl_CO2.J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ichna, Jiří (IN LVM FIN EU PLM)</dc:creator>
    <meta:creation-date>2024-02-19T21:06:39Z</meta:creation-date>
    <dc:date>2024-04-30T09:59:48Z</dc:date>
    <meta:editing-cycles>4</meta:editing-cycles>
    <meta:editing-duration>PT0S</meta:editing-duration>
  </office:meta>
</office:document-meta>
</file>